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Herz von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gemein, Ressource, Edelstein</text:p>
          </table:table-cell>
          <table:table-cell office:value-type="string" calcext:value-type="string">
            <text:p>Legendär</text:p>
          </table:table-cell>
          <table:table-cell table:number-columns-repeated="3"/>
          <table:table-cell office:value-type="string" calcext:value-type="string">
            <text:p>**Legendär** *(Du darfst Herz von Fyendal nur einmal in deinem Deck haben.)*</text:p>
            <text:p/>
            <text:p>Wenn du Herz von Fyendal pitchst und weniger {h} als ein gegnerischer Held hast, erhälst du 1{h}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DE/DE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Auge von Oph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gemein, Ressource, Edelstein</text:p>
          </table:table-cell>
          <table:table-cell office:value-type="string" calcext:value-type="string">
            <text:p>Legendär, sortiere 2 um</text:p>
          </table:table-cell>
          <table:table-cell table:number-columns-repeated="3"/>
          <table:table-cell office:value-type="string" calcext:value-type="string">
            <text:p><text:span text:style-name="T1">**Legendär** *(Du darfst Auge von Ophidia</text:span> nur einmal in deinem Deck haben.)*</text:p>
            <text:p/>
            <text:p>Wenn du Auge von Ophidia pitchst, **sortiere 2 um**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DE/DE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Scherbe der Erznac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enklinge, Ressource, Edelstein</text:p>
          </table:table-cell>
          <table:table-cell office:value-type="string" calcext:value-type="string">
            <text:p>Viserai-Spezialisierung, Legendär</text:p>
          </table:table-cell>
          <table:table-cell table:number-columns-repeated="3"/>
          <table:table-cell office:value-type="string" calcext:value-type="string">
            <text:p><text:span text:style-name="T1">**Legendäre Viserai-Spezialisierung** *(Du darfst Scherbe der Erznacht</text:span> nur einmal in deinem Deck haben und nur dann, wenn Viserai dein Held ist.)*</text:p>
            <text:p/>
            <text:p>Wenn du Scherbe der Erznacht pitchst, erstelle ein Runengesang-Token.</text:p>
          </table:table-cell>
          <table:table-cell/>
          <table:table-cell office:value-type="string" calcext:value-type="string">
            <text:p><text:span text:style-name="T1">Runenklinge</text:span> Ressource – Edelstein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DE/DE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3"/>
        </table:table-row>
        <table:table-row table:style-name="ro5">
          <table:table-cell table:number-columns-repeated="1003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23:28:19.787799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28T23:28:22.359601109</dc:date>
    <meta:editing-duration>P6DT1H35M40S</meta:editing-duration>
    <meta:editing-cycles>2543</meta:editing-cycles>
    <meta:generator>LibreOffice/7.2.5.2$MacOSX_X86_64 LibreOffice_project/499f9727c189e6ef3471021d6132d4c694f357e5</meta:generator>
    <meta:document-statistic meta:table-count="1" meta:cell-count="48" meta:object-count="0"/>
    <meta:user-defined meta:name=""/>
  </office:meta>
</office:document-meta>
</file>